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[.B3]" style:apply-style-name="cf6" style:base-cell-address="Tabelle1.D3"/>
    </style:style>
    <style:style style:name="ce5" style:family="table-cell">
      <style:map style:condition="of:cell-content()!=[.A3]" style:apply-style-name="cf5" style:base-cell-address="Tabelle1.C3"/>
    </style:style>
    <style:style style:name="ce6" style:family="table-cell">
      <style:map style:condition="of:cell-content()!=[.A35]" style:apply-style-name="cf5" style:base-cell-address="Tabelle1.C35"/>
    </style:style>
    <style:style style:name="ce7" style:family="table-cell">
      <style:map style:condition="of:cell-content()!=[.B35]" style:apply-style-name="cf6" style:base-cell-address="Tabelle1.D3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URL3</text:p>
          </table:table-cell>
          <table:table-cell office:value-type="string" table:style-name="ce2">
            <text:p>Additional com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Attribute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/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/Not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Attribute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AttributeType/{id}/ConvertToItemType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/ItemAttribute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CorrespondingValuesOfType/{id}</text:p>
          </table:table-cell>
          <table:table-cell office:value-type="string" table:style-name="ce4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For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figurationIt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able/{ruleId}</text:p>
          </table:table-cell>
          <table:table-cell office:value-type="string" table:style-name="ce1">
            <text:p>Redundant with line 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/ToLow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/ToUpp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temId}/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{ids}</text:p>
          </table:table-cell>
          <table:table-cell office:value-type="string" table:style-name="ce1">
            <text:p>New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Available/{ruleId}/{itemsToConnect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ByTypes/{typeIds}/Full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ByTypes/{typeIds}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/{rule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AsLow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AsUpp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Search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Search/Neighbor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/upperItem/{upperItem}/connectionType/{connType}/lowerItem/{lowerItem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/Connection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upperItemType/{upper}/connectionType/{conn}/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Low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Upp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UpperItemType/{upper}/For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s</text:p>
          </table:table-cell>
          <table:table-cell office:value-type="string" table:style-name="ce1">
            <text:p>New for migration: 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s/AllowedDownward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vertFileTo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ImportDataTabl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Item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ForLower/{low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ForUpper/{upp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ByAllowed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Meta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User/{domain}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User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/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/Ro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POS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number-rows-repeated="1048465" table:style-name="ro2">
          <table:table-cell table:number-columns-repeated="16384"/>
        </table:table-row>
      </table:table>
      <table:database-ranges>
        <table:database-range table:target-range-address="Tabelle1.A2:Tabelle1.E111" table:display-filter-buttons="true">
          <table:filter>
            <table:filter-or>
              <table:filter-condition table:field-number="4" table:value="Added paging" table:operator="="/>
              <table:filter-condition table:field-number="4" table:value="AD-Operation" table:operator="="/>
              <table:filter-condition table:field-number="4" table:value="Changed URL" table:operator="="/>
              <table:filter-condition table:field-number="4" table:value="Deprecated" table:operator="="/>
              <table:filter-condition table:field-number="4" table:value="New for migration: added paging" table:operator="="/>
              <table:filter-condition table:field-number="4" table:value="New method" table:operator="="/>
              <table:filter-condition table:field-number="4" table:value="Not yet implemented" table:operator="="/>
              <table:filter-condition table:field-number="4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2" style:family="table-cell" style:data-style-name="N0">
      <style:table-cell-properties style:vertical-align="automatic"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" style:family="table-cell">
      <style:table-cell-properties fo:background-color="#FFE699"/>
      <style:text-properties fo:color="#000000" style:font-family-generic="swiss"/>
    </style:style>
    <style:style style:name="cf6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Michael</meta:initial-creator>
    <dc:creator>Michael</dc:creator>
    <meta:creation-date>2020-08-30T16:22:06Z</meta:creation-date>
    <dc:date>2020-09-03T15:47:00Z</dc:date>
    <meta:editing-cycles>1</meta:editing-cycles>
    <meta:editing-duration>PT0S</meta:editing-duration>
  </office:meta>
</office:document-meta>
</file>